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Absolute timmings (Vector2)</text:p>
          </table:table-cell>
          <table:table-cell table:number-columns-repeated="7"/>
          <table:table-cell>
            <draw:frame table:end-cell-address="Hoja1.P21" table:end-x="1.338cm" table:end-y="0.035cm" draw:z-index="0" draw:style-name="gr1" svg:width="17.145cm" svg:height="9.085cm" svg:x="0cm" svg:y="0.001cm">
              <draw:object draw:notify-on-update-of-ranges="Hoja1.B3:Hoja1.H3 Hoja1.A4:Hoja1.A4 Hoja1.B4:Hoja1.H4 Hoja1.A5:Hoja1.A5 Hoja1.B5:Hoja1.H5 Hoja1.A6:Hoja1.A6 Hoja1.B6:Hoja1.H6 Hoja1.A7:Hoja1.A7 Hoja1.B7:Hoja1.H7 Hoja1.A8:Hoja1.A8 Hoja1.B8:Hoja1.H8 Hoja1.A9:Hoja1.A9 Hoja1.B9:Hoja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estbed</text:p>
          </table:table-cell>
          <table:table-cell office:value-type="string">
            <text:p>instantiation</text:p>
          </table:table-cell>
          <table:table-cell office:value-type="string">
            <text:p>index_read_access</text:p>
          </table:table-cell>
          <table:table-cell office:value-type="string">
            <text:p>single_swizzle_read_access</text:p>
          </table:table-cell>
          <table:table-cell office:value-type="string">
            <text:p>mutate_by_index_access</text:p>
          </table:table-cell>
          <table:table-cell office:value-type="string">
            <text:p>mutate_by_member_access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/>
        </table:table-row>
        <table:table-row table:style-name="ro2">
          <table:table-cell office:value-type="string">
            <text:p>py_2.6.6_euclid_slots</text:p>
          </table:table-cell>
          <table:table-cell table:style-name="ce1" office:value-type="float" office:value="0.000000541250709109674">
            <text:p>5,41E-007</text:p>
          </table:table-cell>
          <table:table-cell table:style-name="ce1" office:value-type="float" office:value="0.000000551968030242968">
            <text:p>5,52E-007</text:p>
          </table:table-cell>
          <table:table-cell table:style-name="ce1" office:value-type="float" office:value="0.0000000793032546544801">
            <text:p>7,93E-008</text:p>
          </table:table-cell>
          <table:table-cell table:style-name="ce1" office:value-type="float" office:value="0.00000100788964103443">
            <text:p>1,01E-006</text:p>
          </table:table-cell>
          <table:table-cell table:style-name="ce1" office:value-type="float" office:value="0.0000000718806806452861">
            <text:p>7,19E-008</text:p>
          </table:table-cell>
          <table:table-cell table:style-name="ce1" office:value-type="float" office:value="0.00000176473526869739">
            <text:p>1,76E-006</text:p>
          </table:table-cell>
          <table:table-cell table:style-name="ce1" office:value-type="float" office:value="0.00000148963598155707">
            <text:p>1,49E-006</text:p>
          </table:table-cell>
          <table:table-cell/>
        </table:table-row>
        <table:table-row table:style-name="ro2">
          <table:table-cell office:value-type="string">
            <text:p>py_2.6.6_euclid_no_slots</text:p>
          </table:table-cell>
          <table:table-cell table:style-name="ce1" office:value-type="float" office:value="0.000000567827395454984">
            <text:p>5,68E-007</text:p>
          </table:table-cell>
          <table:table-cell table:style-name="ce1" office:value-type="float" office:value="0.000000406331782256387">
            <text:p>4,06E-007</text:p>
          </table:table-cell>
          <table:table-cell table:style-name="ce1" office:value-type="float" office:value="0.0000000475195357840619">
            <text:p>4,75E-008</text:p>
          </table:table-cell>
          <table:table-cell table:style-name="ce1" office:value-type="float" office:value="0.000000808152156257705">
            <text:p>8,08E-007</text:p>
          </table:table-cell>
          <table:table-cell table:style-name="ce1" office:value-type="float" office:value="0.0000000557448301601085">
            <text:p>5,57E-008</text:p>
          </table:table-cell>
          <table:table-cell table:style-name="ce1" office:value-type="float" office:value="0.00000673754120157571">
            <text:p>6,74E-006</text:p>
          </table:table-cell>
          <table:table-cell table:style-name="ce1" office:value-type="float" office:value="0.00000627321819185067">
            <text:p>6,27E-006</text:p>
          </table:table-cell>
          <table:table-cell/>
        </table:table-row>
        <table:table-row table:style-name="ro2">
          <table:table-cell office:value-type="string">
            <text:p>py_2.6.6_euclid_swizzle_set</text:p>
          </table:table-cell>
          <table:table-cell table:style-name="ce1" office:value-type="float" office:value="0.00000245481317218986">
            <text:p>2,45E-006</text:p>
          </table:table-cell>
          <table:table-cell table:style-name="ce1" office:value-type="float" office:value="0.000000531194418551479">
            <text:p>5,31E-007</text:p>
          </table:table-cell>
          <table:table-cell table:style-name="ce1" office:value-type="float" office:value="0.0000000827740381215563">
            <text:p>8,28E-008</text:p>
          </table:table-cell>
          <table:table-cell table:style-name="ce1" office:value-type="float" office:value="0.00000300733630548677">
            <text:p>3,01E-006</text:p>
          </table:table-cell>
          <table:table-cell table:style-name="ce1" office:value-type="float" office:value="0.00000102227708848955">
            <text:p>1,02E-006</text:p>
          </table:table-cell>
          <table:table-cell table:style-name="ce1" office:value-type="float" office:value="0.00000366676155057689">
            <text:p>3,67E-006</text:p>
          </table:table-cell>
          <table:table-cell table:style-name="ce1" office:value-type="float" office:value="0.00000344892579652071">
            <text:p>3,45E-006</text:p>
          </table:table-cell>
          <table:table-cell/>
        </table:table-row>
        <table:table-row table:style-name="ro2">
          <table:table-cell office:value-type="string">
            <text:p>py_3.3.1_euclid_slots</text:p>
          </table:table-cell>
          <table:table-cell table:style-name="ce1" office:value-type="float" office:value="0.000000664166555594841">
            <text:p>6,64E-007</text:p>
          </table:table-cell>
          <table:table-cell table:style-name="ce1" office:value-type="float" office:value="0.000000729942146936239">
            <text:p>7,30E-007</text:p>
          </table:table-cell>
          <table:table-cell table:style-name="ce1" office:value-type="float" office:value="0.000000102222593652119">
            <text:p>1,02E-007</text:p>
          </table:table-cell>
          <table:table-cell table:style-name="ce1" office:value-type="float" office:value="0.00000114103367154883">
            <text:p>1,14E-006</text:p>
          </table:table-cell>
          <table:table-cell table:style-name="ce1" office:value-type="float" office:value="0.000000109326484023157">
            <text:p>1,09E-007</text:p>
          </table:table-cell>
          <table:table-cell table:style-name="ce1" office:value-type="float" office:value="0.00000217434359908428">
            <text:p>2,17E-006</text:p>
          </table:table-cell>
          <table:table-cell table:style-name="ce1" office:value-type="float" office:value="0.00000187903404976447">
            <text:p>1,88E-006</text:p>
          </table:table-cell>
          <table:table-cell/>
        </table:table-row>
        <table:table-row table:style-name="ro2">
          <table:table-cell office:value-type="string">
            <text:p>py_3.3.1_euclid_no_slots</text:p>
          </table:table-cell>
          <table:table-cell table:style-name="ce1" office:value-type="float" office:value="0.000000672154496623193">
            <text:p>6,72E-007</text:p>
          </table:table-cell>
          <table:table-cell table:style-name="ce1" office:value-type="float" office:value="0.000000728455656984465">
            <text:p>7,28E-007</text:p>
          </table:table-cell>
          <table:table-cell table:style-name="ce1" office:value-type="float" office:value="0.000000103419173997054">
            <text:p>1,03E-007</text:p>
          </table:table-cell>
          <table:table-cell table:style-name="ce1" office:value-type="float" office:value="0.00000114057178989927">
            <text:p>1,14E-006</text:p>
          </table:table-cell>
          <table:table-cell table:style-name="ce1" office:value-type="float" office:value="0.000000108596637845153">
            <text:p>1,09E-007</text:p>
          </table:table-cell>
          <table:table-cell table:style-name="ce1" office:value-type="float" office:value="0.00000220778312101115">
            <text:p>2,21E-006</text:p>
          </table:table-cell>
          <table:table-cell table:style-name="ce1" office:value-type="float" office:value="0.0000019242199372141">
            <text:p>1,92E-006</text:p>
          </table:table-cell>
          <table:table-cell/>
        </table:table-row>
        <table:table-row table:style-name="ro2">
          <table:table-cell office:value-type="string">
            <text:p>py_3.3.1_euclid_swizzle_set</text:p>
          </table:table-cell>
          <table:table-cell table:style-name="ce1" office:value-type="float" office:value="0.00000294346544344802">
            <text:p>2,94E-006</text:p>
          </table:table-cell>
          <table:table-cell table:style-name="ce1" office:value-type="float" office:value="0.000000735668852388756">
            <text:p>7,36E-007</text:p>
          </table:table-cell>
          <table:table-cell table:style-name="ce1" office:value-type="float" office:value="0.000000108984344229782">
            <text:p>1,09E-007</text:p>
          </table:table-cell>
          <table:table-cell table:style-name="ce1" office:value-type="float" office:value="0.00000333966114593267">
            <text:p>3,34E-006</text:p>
          </table:table-cell>
          <table:table-cell table:style-name="ce1" office:value-type="float" office:value="0.00000111348161422006">
            <text:p>1,11E-006</text:p>
          </table:table-cell>
          <table:table-cell table:style-name="ce1" office:value-type="float" office:value="0.00000459807462419508">
            <text:p>4,60E-006</text:p>
          </table:table-cell>
          <table:table-cell table:style-name="ce1" office:value-type="float" office:value="0.00000410459623534371">
            <text:p>4,10E-006</text:p>
          </table:table-cell>
          <table:table-cell/>
        </table:table-row>
        <table:table-row table:style-name="ro2" table:number-rows-repeated="12">
          <table:table-cell table:number-columns-repeated="9"/>
        </table:table-row>
        <table:table-row table:style-name="ro2">
          <table:table-cell table:number-columns-repeated="8"/>
          <table:table-cell>
            <draw:frame table:end-cell-address="Hoja1.P41" table:end-x="1.449cm" table:end-y="0.2cm" draw:z-index="1" draw:style-name="gr1" svg:width="17.256cm" svg:height="8.368cm" svg:x="0cm" svg:y="0.432cm">
              <draw:object draw:notify-on-update-of-ranges="Hoja1.A26:Hoja1.A26 Hoja1.B26:Hoja1.H26 Hoja1.A27:Hoja1.A27 Hoja1.B27:Hoja1.H27 Hoja1.A28:Hoja1.A28 Hoja1.B28:Hoja1.H28 Hoja1.A29:Hoja1.A29 Hoja1.B29:Hoja1.H29 Hoja1.A30:Hoja1.A30 Hoja1.B30:Hoja1.H30 Hoja1.A31:Hoja1.A31 Hoja1.B31:Hoja1.H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Timmings relative to py2.6.6_euclid_slots(Vecto2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formula="of:=[.A3]" office:value-type="string" office:string-value="testbed">
            <text:p>testbed</text:p>
          </table:table-cell>
          <table:table-cell table:formula="of:=[.B3]" office:value-type="string" office:string-value="instantiation">
            <text:p>instantiation</text:p>
          </table:table-cell>
          <table:table-cell table:formula="of:=[.C3]" office:value-type="string" office:string-value="index_read_access">
            <text:p>index_read_access</text:p>
          </table:table-cell>
          <table:table-cell table:formula="of:=[.D3]" office:value-type="string" office:string-value="single_swizzle_read_access">
            <text:p>single_swizzle_read_access</text:p>
          </table:table-cell>
          <table:table-cell table:formula="of:=[.E3]" office:value-type="string" office:string-value="mutate_by_index_access">
            <text:p>mutate_by_index_access</text:p>
          </table:table-cell>
          <table:table-cell table:formula="of:=[.F3]" office:value-type="string" office:string-value="mutate_by_member_access">
            <text:p>mutate_by_member_access</text:p>
          </table:table-cell>
          <table:table-cell table:formula="of:=[.G3]" office:value-type="string" office:string-value="add">
            <text:p>add</text:p>
          </table:table-cell>
          <table:table-cell table:formula="of:=[.H3]" office:value-type="string" office:string-value="mul">
            <text:p>mul</text:p>
          </table:table-cell>
          <table:table-cell/>
        </table:table-row>
        <table:table-row table:style-name="ro2">
          <table:table-cell table:formula="of:=[.A4]" office:value-type="string" office:string-value="py_2.6.6_euclid_slots">
            <text:p>py_2.6.6_euclid_slots</text:p>
          </table:table-cell>
          <table:table-cell table:formula="of:=[.B4] / [.$B$4]" office:value-type="float" office:value="1">
            <text:p>1</text:p>
          </table:table-cell>
          <table:table-cell table:formula="of:=[.C4] / [.C$4]" office:value-type="float" office:value="1">
            <text:p>1</text:p>
          </table:table-cell>
          <table:table-cell table:formula="of:=[.D4] / [.D$4]" office:value-type="float" office:value="1">
            <text:p>1</text:p>
          </table:table-cell>
          <table:table-cell table:formula="of:=[.E4] / [.E$4]" office:value-type="float" office:value="1">
            <text:p>1</text:p>
          </table:table-cell>
          <table:table-cell table:formula="of:=[.F4] / [.F$4]" office:value-type="float" office:value="1">
            <text:p>1</text:p>
          </table:table-cell>
          <table:table-cell table:formula="of:=[.G4] / [.G$4]" office:value-type="float" office:value="1">
            <text:p>1</text:p>
          </table:table-cell>
          <table:table-cell table:formula="of:=[.H4] / [.H$4]" office:value-type="float" office:value="1">
            <text:p>1</text:p>
          </table:table-cell>
          <table:table-cell/>
        </table:table-row>
        <table:table-row table:style-name="ro2">
          <table:table-cell table:formula="of:=[.A5]" office:value-type="string" office:string-value="py_2.6.6_euclid_no_slots">
            <text:p>py_2.6.6_euclid_no_slots</text:p>
          </table:table-cell>
          <table:table-cell table:formula="of:=[.B5] / [.$B$4]" office:value-type="float" office:value="1.04910235847825">
            <text:p>1,05</text:p>
          </table:table-cell>
          <table:table-cell table:formula="of:=[.C5] / [.C$4]" office:value-type="float" office:value="0.736150936273477">
            <text:p>0,74</text:p>
          </table:table-cell>
          <table:table-cell table:formula="of:=[.D5] / [.D$4]" office:value-type="float" office:value="0.59921293257259">
            <text:p>0,6</text:p>
          </table:table-cell>
          <table:table-cell table:formula="of:=[.E5] / [.E$4]" office:value-type="float" office:value="0.801826036656425">
            <text:p>0,8</text:p>
          </table:table-cell>
          <table:table-cell table:formula="of:=[.F5] / [.F$4]" office:value-type="float" office:value="0.775518952515152">
            <text:p>0,78</text:p>
          </table:table-cell>
          <table:table-cell table:formula="of:=[.G5] / [.G$4]" office:value-type="float" office:value="3.81787643794806">
            <text:p>3,82</text:p>
          </table:table-cell>
          <table:table-cell table:formula="of:=[.H5] / [.H$4]" office:value-type="float" office:value="4.21124239043519">
            <text:p>4,21</text:p>
          </table:table-cell>
          <table:table-cell/>
        </table:table-row>
        <table:table-row table:style-name="ro2">
          <table:table-cell table:formula="of:=[.A6]" office:value-type="string" office:string-value="py_2.6.6_euclid_swizzle_set">
            <text:p>py_2.6.6_euclid_swizzle_set</text:p>
          </table:table-cell>
          <table:table-cell table:formula="of:=[.B6] / [.$B$4]" office:value-type="float" office:value="4.53544564630296">
            <text:p>4,54</text:p>
          </table:table-cell>
          <table:table-cell table:formula="of:=[.C6] / [.C$4]" office:value-type="float" office:value="0.962364465778309">
            <text:p>0,96</text:p>
          </table:table-cell>
          <table:table-cell table:formula="of:=[.D6] / [.D$4]" office:value-type="float" office:value="1.04376596499347">
            <text:p>1,04</text:p>
          </table:table-cell>
          <table:table-cell table:formula="of:=[.E6] / [.E$4]" office:value-type="float" office:value="2.98379523218459">
            <text:p>2,98</text:p>
          </table:table-cell>
          <table:table-cell table:formula="of:=[.F6] / [.F$4]" office:value-type="float" office:value="14.2218615532348">
            <text:p>14,22</text:p>
          </table:table-cell>
          <table:table-cell table:formula="of:=[.G6] / [.G$4]" office:value-type="float" office:value="2.07779694530809">
            <text:p>2,08</text:p>
          </table:table-cell>
          <table:table-cell table:formula="of:=[.H6] / [.H$4]" office:value-type="float" office:value="2.31528094059305">
            <text:p>2,32</text:p>
          </table:table-cell>
          <table:table-cell/>
        </table:table-row>
        <table:table-row table:style-name="ro2">
          <table:table-cell table:formula="of:=[.A7]" office:value-type="string" office:string-value="py_3.3.1_euclid_slots">
            <text:p>py_3.3.1_euclid_slots</text:p>
          </table:table-cell>
          <table:table-cell table:formula="of:=[.B7] / [.$B$4]" office:value-type="float" office:value="1.22709595464061">
            <text:p>1,23</text:p>
          </table:table-cell>
          <table:table-cell table:formula="of:=[.C7] / [.C$4]" office:value-type="float" office:value="1.322435552318">
            <text:p>1,32</text:p>
          </table:table-cell>
          <table:table-cell table:formula="of:=[.D7] / [.D$4]" office:value-type="float" office:value="1.28900880673179">
            <text:p>1,29</text:p>
          </table:table-cell>
          <table:table-cell table:formula="of:=[.E7] / [.E$4]" office:value-type="float" office:value="1.13210179477363">
            <text:p>1,13</text:p>
          </table:table-cell>
          <table:table-cell table:formula="of:=[.F7] / [.F$4]" office:value-type="float" office:value="1.52094391763841">
            <text:p>1,52</text:p>
          </table:table-cell>
          <table:table-cell table:formula="of:=[.G7] / [.G$4]" office:value-type="float" office:value="1.232107522104">
            <text:p>1,23</text:p>
          </table:table-cell>
          <table:table-cell table:formula="of:=[.H7] / [.H$4]" office:value-type="float" office:value="1.26140484858614">
            <text:p>1,26</text:p>
          </table:table-cell>
          <table:table-cell/>
        </table:table-row>
        <table:table-row table:style-name="ro2">
          <table:table-cell table:formula="of:=[.A8]" office:value-type="string" office:string-value="py_3.3.1_euclid_no_slots">
            <text:p>py_3.3.1_euclid_no_slots</text:p>
          </table:table-cell>
          <table:table-cell table:formula="of:=[.B8] / [.$B$4]" office:value-type="float" office:value="1.24185425591192">
            <text:p>1,24</text:p>
          </table:table-cell>
          <table:table-cell table:formula="of:=[.C8] / [.C$4]" office:value-type="float" office:value="1.3197424797661">
            <text:p>1,32</text:p>
          </table:table-cell>
          <table:table-cell table:formula="of:=[.D8] / [.D$4]" office:value-type="float" office:value="1.30409747301855">
            <text:p>1,3</text:p>
          </table:table-cell>
          <table:table-cell table:formula="of:=[.E8] / [.E$4]" office:value-type="float" office:value="1.13164352867905">
            <text:p>1,13</text:p>
          </table:table-cell>
          <table:table-cell table:formula="of:=[.F8] / [.F$4]" office:value-type="float" office:value="1.51079033852018">
            <text:p>1,51</text:p>
          </table:table-cell>
          <table:table-cell table:formula="of:=[.G8] / [.G$4]" office:value-type="float" office:value="1.25105626898973">
            <text:p>1,25</text:p>
          </table:table-cell>
          <table:table-cell table:formula="of:=[.H8] / [.H$4]" office:value-type="float" office:value="1.291738358255">
            <text:p>1,29</text:p>
          </table:table-cell>
          <table:table-cell/>
        </table:table-row>
        <table:table-row table:style-name="ro2">
          <table:table-cell table:formula="of:=[.A9]" office:value-type="string" office:string-value="py_3.3.1_euclid_swizzle_set">
            <text:p>py_3.3.1_euclid_swizzle_set</text:p>
          </table:table-cell>
          <table:table-cell table:formula="of:=[.B9] / [.$B$4]" office:value-type="float" office:value="5.4382662117706">
            <text:p>5,44</text:p>
          </table:table-cell>
          <table:table-cell table:formula="of:=[.C9] / [.C$4]" office:value-type="float" office:value="1.33281061960224">
            <text:p>1,33</text:p>
          </table:table-cell>
          <table:table-cell table:formula="of:=[.D9] / [.D$4]" office:value-type="float" office:value="1.37427328430114">
            <text:p>1,37</text:p>
          </table:table-cell>
          <table:table-cell table:formula="of:=[.E9] / [.E$4]" office:value-type="float" office:value="3.31351867304148">
            <text:p>3,31</text:p>
          </table:table-cell>
          <table:table-cell table:formula="of:=[.F9] / [.F$4]" office:value-type="float" office:value="15.4906938028986">
            <text:p>15,49</text:p>
          </table:table-cell>
          <table:table-cell table:formula="of:=[.G9] / [.G$4]" office:value-type="float" office:value="2.6055322323722">
            <text:p>2,61</text:p>
          </table:table-cell>
          <table:table-cell table:formula="of:=[.H9] / [.H$4]" office:value-type="float" office:value="2.7554357481707">
            <text:p>2,76</text:p>
          </table:table-cell>
          <table:table-cell/>
        </table:table-row>
        <table:table-row table:style-name="ro2" table:number-rows-repeated="11">
          <table:table-cell table:number-columns-repeated="9"/>
        </table:table-row>
        <table:table-row table:style-name="ro1">
          <table:table-cell office:value-type="string">
            <text:p>Absolute timmings (Vector3)</text:p>
          </table:table-cell>
          <table:table-cell table:number-columns-repeated="7"/>
          <table:table-cell>
            <draw:frame table:end-cell-address="Hoja1.P61" table:end-x="1.478cm" table:end-y="0.384cm" draw:z-index="2" draw:style-name="gr1" svg:width="17.173cm" svg:height="8.209cm" svg:x="0.112cm" svg:y="0.44cm">
              <draw:object draw:notify-on-update-of-ranges="Hoja1.A45:Hoja1.A45 Hoja1.B45:Hoja1.H45 Hoja1.A46:Hoja1.A46 Hoja1.B46:Hoja1.H46 Hoja1.A47:Hoja1.A47 Hoja1.B47:Hoja1.H47 Hoja1.A48:Hoja1.A48 Hoja1.B48:Hoja1.H48 Hoja1.A49:Hoja1.A49 Hoja1.B49:Hoja1.H49 Hoja1.A50:Hoja1.A50 Hoja1.B50:Hoja1.H50 Hoja1.A51:Hoja1.A51 Hoja1.B51:Hoja1.H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estbed</text:p>
          </table:table-cell>
          <table:table-cell office:value-type="string">
            <text:p>instantiation</text:p>
          </table:table-cell>
          <table:table-cell office:value-type="string">
            <text:p>index_read_access</text:p>
          </table:table-cell>
          <table:table-cell office:value-type="string">
            <text:p>single_swizzle_read_access</text:p>
          </table:table-cell>
          <table:table-cell office:value-type="string">
            <text:p>mutate_by_index_access</text:p>
          </table:table-cell>
          <table:table-cell office:value-type="string">
            <text:p>mutate_by_member_access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/>
        </table:table-row>
        <table:table-row table:style-name="ro1">
          <table:table-cell office:value-type="string">
            <text:p>py_2.6.6_euclid_slots</text:p>
          </table:table-cell>
          <table:table-cell table:style-name="ce1" office:value-type="float" office:value="0.000000645084393158546">
            <text:p>6,45E-007</text:p>
          </table:table-cell>
          <table:table-cell table:style-name="ce1" office:value-type="float" office:value="0.000000680252390187106">
            <text:p>6,80E-007</text:p>
          </table:table-cell>
          <table:table-cell table:style-name="ce1" office:value-type="float" office:value="0.0000000799900356786987">
            <text:p>8,00E-008</text:p>
          </table:table-cell>
          <table:table-cell table:style-name="ce1" office:value-type="float" office:value="0.00000115965935235483">
            <text:p>1,16E-006</text:p>
          </table:table-cell>
          <table:table-cell table:style-name="ce1" office:value-type="float" office:value="0.0000000738222779367082">
            <text:p>7,38E-008</text:p>
          </table:table-cell>
          <table:table-cell table:style-name="ce1" office:value-type="float" office:value="0.00000207829150818396">
            <text:p>2,08E-006</text:p>
          </table:table-cell>
          <table:table-cell table:style-name="ce1" office:value-type="float" office:value="0.00000205659318426138">
            <text:p>2,06E-006</text:p>
          </table:table-cell>
          <table:table-cell/>
        </table:table-row>
        <table:table-row table:style-name="ro1">
          <table:table-cell office:value-type="string">
            <text:p>py_2.6.6_euclid_no_slots</text:p>
          </table:table-cell>
          <table:table-cell table:style-name="ce1" office:value-type="float" office:value="0.000000764101378933493">
            <text:p>7,64E-007</text:p>
          </table:table-cell>
          <table:table-cell table:style-name="ce1" office:value-type="float" office:value="0.000000494368126314733">
            <text:p>4,94E-007</text:p>
          </table:table-cell>
          <table:table-cell table:style-name="ce1" office:value-type="float" office:value="0.0000000470854324479575">
            <text:p>4,71E-008</text:p>
          </table:table-cell>
          <table:table-cell table:style-name="ce1" office:value-type="float" office:value="0.000000919572659188077">
            <text:p>9,20E-007</text:p>
          </table:table-cell>
          <table:table-cell table:style-name="ce1" office:value-type="float" office:value="0.0000000560133857620926">
            <text:p>5,60E-008</text:p>
          </table:table-cell>
          <table:table-cell table:style-name="ce1" office:value-type="float" office:value="0.0000070677403955014">
            <text:p>7,07E-006</text:p>
          </table:table-cell>
          <table:table-cell table:style-name="ce1" office:value-type="float" office:value="0.00000745290167822027">
            <text:p>7,45E-006</text:p>
          </table:table-cell>
          <table:table-cell/>
        </table:table-row>
        <table:table-row table:style-name="ro1">
          <table:table-cell office:value-type="string">
            <text:p>py_2.6.6_euclid_swizzle_set</text:p>
          </table:table-cell>
          <table:table-cell table:style-name="ce1" office:value-type="float" office:value="0.00000363021437576563">
            <text:p>3,63E-006</text:p>
          </table:table-cell>
          <table:table-cell table:style-name="ce1" office:value-type="float" office:value="0.00000068850257322346">
            <text:p>6,89E-007</text:p>
          </table:table-cell>
          <table:table-cell table:style-name="ce1" office:value-type="float" office:value="0.0000000809855106625435">
            <text:p>8,10E-008</text:p>
          </table:table-cell>
          <table:table-cell table:style-name="ce1" office:value-type="float" office:value="0.00000416287344240516">
            <text:p>4,16E-006</text:p>
          </table:table-cell>
          <table:table-cell table:style-name="ce1" office:value-type="float" office:value="0.00000104036516558992">
            <text:p>1,04E-006</text:p>
          </table:table-cell>
          <table:table-cell table:style-name="ce1" office:value-type="float" office:value="0.000005048378615638">
            <text:p>5,05E-006</text:p>
          </table:table-cell>
          <table:table-cell table:style-name="ce1" office:value-type="float" office:value="0.00000512296218200788">
            <text:p>5,12E-006</text:p>
          </table:table-cell>
          <table:table-cell/>
        </table:table-row>
        <table:table-row table:style-name="ro1">
          <table:table-cell office:value-type="string">
            <text:p>py_3.3.1_euclid_slots</text:p>
          </table:table-cell>
          <table:table-cell table:style-name="ce1" office:value-type="float" office:value="0.00000075300373929907">
            <text:p>7,53E-007</text:p>
          </table:table-cell>
          <table:table-cell table:style-name="ce1" office:value-type="float" office:value="0.000000857002225007948">
            <text:p>8,57E-007</text:p>
          </table:table-cell>
          <table:table-cell table:style-name="ce1" office:value-type="float" office:value="0.000000106495805342162">
            <text:p>1,06E-007</text:p>
          </table:table-cell>
          <table:table-cell table:style-name="ce1" office:value-type="float" office:value="0.00000134650354822696">
            <text:p>1,35E-006</text:p>
          </table:table-cell>
          <table:table-cell table:style-name="ce1" office:value-type="float" office:value="0.000000111333697620353">
            <text:p>1,11E-007</text:p>
          </table:table-cell>
          <table:table-cell table:style-name="ce1" office:value-type="float" office:value="0.00000253579340640503">
            <text:p>2,54E-006</text:p>
          </table:table-cell>
          <table:table-cell table:style-name="ce1" office:value-type="float" office:value="0.00000264864593444976">
            <text:p>2,65E-006</text:p>
          </table:table-cell>
          <table:table-cell/>
        </table:table-row>
        <table:table-row table:style-name="ro1">
          <table:table-cell office:value-type="string">
            <text:p>py_3.3.1_euclid_no_slots</text:p>
          </table:table-cell>
          <table:table-cell table:style-name="ce1" office:value-type="float" office:value="0.000000758590919967581">
            <text:p>7,59E-007</text:p>
          </table:table-cell>
          <table:table-cell table:style-name="ce1" office:value-type="float" office:value="0.000000851900328215436">
            <text:p>8,52E-007</text:p>
          </table:table-cell>
          <table:table-cell table:style-name="ce1" office:value-type="float" office:value="0.000000106623830799393">
            <text:p>1,07E-007</text:p>
          </table:table-cell>
          <table:table-cell table:style-name="ce1" office:value-type="float" office:value="0.00000136528912603257">
            <text:p>1,37E-006</text:p>
          </table:table-cell>
          <table:table-cell table:style-name="ce1" office:value-type="float" office:value="0.000000106189018532206">
            <text:p>1,06E-007</text:p>
          </table:table-cell>
          <table:table-cell table:style-name="ce1" office:value-type="float" office:value="0.00000247189771749188">
            <text:p>2,47E-006</text:p>
          </table:table-cell>
          <table:table-cell table:style-name="ce1" office:value-type="float" office:value="0.0000025881854828053">
            <text:p>2,59E-006</text:p>
          </table:table-cell>
          <table:table-cell/>
        </table:table-row>
        <table:table-row table:style-name="ro1">
          <table:table-cell office:value-type="string">
            <text:p>py_3.3.1_euclid_swizzle_set</text:p>
          </table:table-cell>
          <table:table-cell table:style-name="ce1" office:value-type="float" office:value="0.00000417117387204961">
            <text:p>4,17E-006</text:p>
          </table:table-cell>
          <table:table-cell table:style-name="ce1" office:value-type="float" office:value="0.00000085238445494447">
            <text:p>8,52E-007</text:p>
          </table:table-cell>
          <table:table-cell table:style-name="ce1" office:value-type="float" office:value="0.000000105503848227997">
            <text:p>1,06E-007</text:p>
          </table:table-cell>
          <table:table-cell table:style-name="ce1" office:value-type="float" office:value="0.00000460914899696071">
            <text:p>4,61E-006</text:p>
          </table:table-cell>
          <table:table-cell table:style-name="ce1" office:value-type="float" office:value="0.00000109554414122904">
            <text:p>1,10E-006</text:p>
          </table:table-cell>
          <table:table-cell table:style-name="ce1" office:value-type="float" office:value="0.00000599314675409559">
            <text:p>5,99E-006</text:p>
          </table:table-cell>
          <table:table-cell table:style-name="ce1" office:value-type="float" office:value="0.00000600166997382132">
            <text:p>6,00E-006</text:p>
          </table:table-cell>
          <table:table-cell/>
        </table:table-row>
        <table:table-row table:style-name="ro2" table:number-rows-repeated="12">
          <table:table-cell table:number-columns-repeated="9"/>
        </table:table-row>
        <table:table-row table:style-name="ro1">
          <table:table-cell office:value-type="string">
            <text:p>Relative Timmings Vector3 </text:p>
          </table:table-cell>
          <table:table-cell table:number-columns-repeated="7"/>
          <table:table-cell>
            <draw:frame table:end-cell-address="Hoja1.Q82" table:end-x="0.352cm" table:end-y="0.362cm" draw:z-index="3" draw:style-name="gr1" svg:width="18.398cm" svg:height="8.367cm" svg:x="0.019cm" svg:y="0.279cm">
              <draw:object draw:notify-on-update-of-ranges="Hoja1.B65:Hoja1.H65 Hoja1.A66:Hoja1.A66 Hoja1.B66:Hoja1.H66 Hoja1.A67:Hoja1.A67 Hoja1.B67:Hoja1.H67 Hoja1.A68:Hoja1.A68 Hoja1.B68:Hoja1.H68 Hoja1.A69:Hoja1.A69 Hoja1.B69:Hoja1.H69 Hoja1.A70:Hoja1.A70 Hoja1.B70:Hoja1.H70 Hoja1.A71:Hoja1.A71 Hoja1.B71:Hoja1.H7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testbed</text:p>
          </table:table-cell>
          <table:table-cell office:value-type="string">
            <text:p>instantiation</text:p>
          </table:table-cell>
          <table:table-cell office:value-type="string">
            <text:p>index_read_access</text:p>
          </table:table-cell>
          <table:table-cell office:value-type="string">
            <text:p>single_swizzle_read_access</text:p>
          </table:table-cell>
          <table:table-cell office:value-type="string">
            <text:p>mutate_by_index_access</text:p>
          </table:table-cell>
          <table:table-cell office:value-type="string">
            <text:p>mutate_by_member_access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/>
        </table:table-row>
        <table:table-row table:style-name="ro1">
          <table:table-cell office:value-type="string">
            <text:p>py_2.6.6_euclid_slots</text:p>
          </table:table-cell>
          <table:table-cell table:formula="of:=[.B46]/[.B$46]" office:value-type="float" office:value="1">
            <text:p>1</text:p>
          </table:table-cell>
          <table:table-cell table:formula="of:=[.C46]/[.C$46]" office:value-type="float" office:value="1">
            <text:p>1</text:p>
          </table:table-cell>
          <table:table-cell table:formula="of:=[.D46]/[.D$46]" office:value-type="float" office:value="1">
            <text:p>1</text:p>
          </table:table-cell>
          <table:table-cell table:formula="of:=[.E46]/[.E$46]" office:value-type="float" office:value="1">
            <text:p>1</text:p>
          </table:table-cell>
          <table:table-cell table:formula="of:=[.F46]/[.F$46]" office:value-type="float" office:value="1">
            <text:p>1</text:p>
          </table:table-cell>
          <table:table-cell table:formula="of:=[.G46]/[.G$46]" office:value-type="float" office:value="1">
            <text:p>1</text:p>
          </table:table-cell>
          <table:table-cell table:formula="of:=[.H46]/[.H$4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y_2.6.6_euclid_no_slots</text:p>
          </table:table-cell>
          <table:table-cell table:formula="of:=[.B47]/[.B$46]" office:value-type="float" office:value="1.18449831841722">
            <text:p>1,18</text:p>
          </table:table-cell>
          <table:table-cell table:formula="of:=[.C47]/[.C$46]" office:value-type="float" office:value="0.726742211341227">
            <text:p>0,73</text:p>
          </table:table-cell>
          <table:table-cell table:formula="of:=[.D47]/[.D$46]" office:value-type="float" office:value="0.588641223227962">
            <text:p>0,59</text:p>
          </table:table-cell>
          <table:table-cell table:formula="of:=[.E47]/[.E$46]" office:value-type="float" office:value="0.792967915380299">
            <text:p>0,79</text:p>
          </table:table-cell>
          <table:table-cell table:formula="of:=[.F47]/[.F$46]" office:value-type="float" office:value="0.758759920821136">
            <text:p>0,76</text:p>
          </table:table-cell>
          <table:table-cell table:formula="of:=[.G47]/[.G$46]" office:value-type="float" office:value="3.40074545253629">
            <text:p>3,4</text:p>
          </table:table-cell>
          <table:table-cell table:formula="of:=[.H47]/[.H$46]" office:value-type="float" office:value="3.62390663124607">
            <text:p>3,62</text:p>
          </table:table-cell>
          <table:table-cell/>
        </table:table-row>
        <table:table-row table:style-name="ro1">
          <table:table-cell office:value-type="string">
            <text:p>py_2.6.6_euclid_swizzle_set</text:p>
          </table:table-cell>
          <table:table-cell table:formula="of:=[.B48]/[.B$46]" office:value-type="float" office:value="5.62750302792307">
            <text:p>5,63</text:p>
          </table:table-cell>
          <table:table-cell table:formula="of:=[.C48]/[.C$46]" office:value-type="float" office:value="1.0121281206143">
            <text:p>1,01</text:p>
          </table:table-cell>
          <table:table-cell table:formula="of:=[.D48]/[.D$46]" office:value-type="float" office:value="1.01244498737122">
            <text:p>1,01</text:p>
          </table:table-cell>
          <table:table-cell table:formula="of:=[.E48]/[.E$46]" office:value-type="float" office:value="3.58973817091367">
            <text:p>3,59</text:p>
          </table:table-cell>
          <table:table-cell table:formula="of:=[.F48]/[.F$46]" office:value-type="float" office:value="14.0928347738318">
            <text:p>14,09</text:p>
          </table:table-cell>
          <table:table-cell table:formula="of:=[.G48]/[.G$46]" office:value-type="float" office:value="2.42910034312238">
            <text:p>2,43</text:p>
          </table:table-cell>
          <table:table-cell table:formula="of:=[.H48]/[.H$46]" office:value-type="float" office:value="2.49099443740877">
            <text:p>2,49</text:p>
          </table:table-cell>
          <table:table-cell/>
        </table:table-row>
        <table:table-row table:style-name="ro1">
          <table:table-cell office:value-type="string">
            <text:p>py_3.3.1_euclid_slots</text:p>
          </table:table-cell>
          <table:table-cell table:formula="of:=[.B49]/[.B$46]" office:value-type="float" office:value="1.16729492650119">
            <text:p>1,17</text:p>
          </table:table-cell>
          <table:table-cell table:formula="of:=[.C49]/[.C$46]" office:value-type="float" office:value="1.25982978872331">
            <text:p>1,26</text:p>
          </table:table-cell>
          <table:table-cell table:formula="of:=[.D49]/[.D$46]" office:value-type="float" office:value="1.33136339343478">
            <text:p>1,33</text:p>
          </table:table-cell>
          <table:table-cell table:formula="of:=[.E49]/[.E$46]" office:value-type="float" office:value="1.16111989740153">
            <text:p>1,16</text:p>
          </table:table-cell>
          <table:table-cell table:formula="of:=[.F49]/[.F$46]" office:value-type="float" office:value="1.50813143040378">
            <text:p>1,51</text:p>
          </table:table-cell>
          <table:table-cell table:formula="of:=[.G49]/[.G$46]" office:value-type="float" office:value="1.22013365132827">
            <text:p>1,22</text:p>
          </table:table-cell>
          <table:table-cell table:formula="of:=[.H49]/[.H$46]" office:value-type="float" office:value="1.28788034246113">
            <text:p>1,29</text:p>
          </table:table-cell>
          <table:table-cell/>
        </table:table-row>
        <table:table-row table:style-name="ro1">
          <table:table-cell office:value-type="string">
            <text:p>py_3.3.1_euclid_no_slots</text:p>
          </table:table-cell>
          <table:table-cell table:formula="of:=[.B50]/[.B$46]" office:value-type="float" office:value="1.17595608886656">
            <text:p>1,18</text:p>
          </table:table-cell>
          <table:table-cell table:formula="of:=[.C50]/[.C$46]" office:value-type="float" office:value="1.25232978303996">
            <text:p>1,25</text:p>
          </table:table-cell>
          <table:table-cell table:formula="of:=[.D50]/[.D$46]" office:value-type="float" office:value="1.33296391100106">
            <text:p>1,33</text:p>
          </table:table-cell>
          <table:table-cell table:formula="of:=[.E50]/[.E$46]" office:value-type="float" office:value="1.17731911811877">
            <text:p>1,18</text:p>
          </table:table-cell>
          <table:table-cell table:formula="of:=[.F50]/[.F$46]" office:value-type="float" office:value="1.43844136892182">
            <text:p>1,44</text:p>
          </table:table-cell>
          <table:table-cell table:formula="of:=[.G50]/[.G$46]" office:value-type="float" office:value="1.18938931702216">
            <text:p>1,19</text:p>
          </table:table-cell>
          <table:table-cell table:formula="of:=[.H50]/[.H$46]" office:value-type="float" office:value="1.25848198983254">
            <text:p>1,26</text:p>
          </table:table-cell>
          <table:table-cell/>
        </table:table-row>
        <table:table-row table:style-name="ro1">
          <table:table-cell office:value-type="string">
            <text:p>py_3.3.1_euclid_swizzle_set</text:p>
          </table:table-cell>
          <table:table-cell table:formula="of:=[.B51]/[.B$46]" office:value-type="float" office:value="6.46609019887486">
            <text:p>6,47</text:p>
          </table:table-cell>
          <table:table-cell table:formula="of:=[.C51]/[.C$46]" office:value-type="float" office:value="1.25304146996091">
            <text:p>1,25</text:p>
          </table:table-cell>
          <table:table-cell table:formula="of:=[.D51]/[.D$46]" office:value-type="float" office:value="1.31896238491231">
            <text:p>1,32</text:p>
          </table:table-cell>
          <table:table-cell table:formula="of:=[.E51]/[.E$46]" office:value-type="float" office:value="3.97457148739522">
            <text:p>3,97</text:p>
          </table:table-cell>
          <table:table-cell table:formula="of:=[.F51]/[.F$46]" office:value-type="float" office:value="14.8402917364364">
            <text:p>14,84</text:p>
          </table:table-cell>
          <table:table-cell table:formula="of:=[.G51]/[.G$46]" office:value-type="float" office:value="2.88368918917081">
            <text:p>2,88</text:p>
          </table:table-cell>
          <table:table-cell table:formula="of:=[.H51]/[.H$46]" office:value-type="float" office:value="2.91825822420821">
            <text:p>2,92</text:p>
          </table:table-cell>
          <table:table-cell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/02/2014</text:date>, <text:time>04:31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c</meta:initial-creator>
    <meta:creation-date>2014-02-13T16:16:28.38</meta:creation-date>
    <dc:date>2014-02-14T04:31:00.91</dc:date>
    <dc:creator>c c</dc:creator>
    <meta:editing-duration>PT11H59M22S</meta:editing-duration>
    <meta:editing-cycles>2</meta:editing-cycles>
    <meta:generator>OpenOffice.org/3.2$Win32 OpenOffice.org_project/320m12$Build-9483</meta:generator>
    <meta:document-statistic meta:table-count="3" meta:cell-count="2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6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6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6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6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6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46cm" svg:height="9.086cm" xlink:href=".." chart:class="chart:line" chart:style-name="ch1">
        <chart:title svg:x="6.84cm" svg:y="0.182cm" chart:style-name="ch2">
          <text:p>Absolute timmings</text:p>
        </chart:title>
        <chart:legend chart:legend-position="bottom" svg:x="3.028cm" svg:y="7.122cm" chart:style-name="ch3"/>
        <chart:plot-area chart:style-name="ch4" table:cell-range-address="Hoja1.A3:Hoja1.H9" chart:data-source-has-labels="both" svg:x="0.342cm" svg:y="0.866cm" svg:width="16.12cm" svg:height="6.076cm">
          <chart:axis chart:dimension="x" chart:name="primary-x" chart:style-name="ch5">
            <chart:categories table:cell-range-address="Hoja1.B3:Hoja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4:Hoja1.H4" chart:label-cell-address="Hoja1.A4:Hoja1.A4" chart:class="chart:line">
            <chart:data-point chart:repeated="7"/>
          </chart:series>
          <chart:series chart:style-name="ch9" chart:values-cell-range-address="Hoja1.B5:Hoja1.H5" chart:label-cell-address="Hoja1.A5:Hoja1.A5" chart:class="chart:line">
            <chart:data-point chart:repeated="7"/>
          </chart:series>
          <chart:series chart:style-name="ch10" chart:values-cell-range-address="Hoja1.B6:Hoja1.H6" chart:label-cell-address="Hoja1.A6:Hoja1.A6" chart:class="chart:line">
            <chart:data-point chart:repeated="7"/>
          </chart:series>
          <chart:series chart:style-name="ch11" chart:values-cell-range-address="Hoja1.B7:Hoja1.H7" chart:label-cell-address="Hoja1.A7:Hoja1.A7" chart:class="chart:line">
            <chart:data-point chart:repeated="7"/>
          </chart:series>
          <chart:series chart:style-name="ch12" chart:values-cell-range-address="Hoja1.B8:Hoja1.H8" chart:label-cell-address="Hoja1.A8:Hoja1.A8" chart:class="chart:line">
            <chart:data-point chart:repeated="7"/>
          </chart:series>
          <chart:series chart:style-name="ch13" chart:values-cell-range-address="Hoja1.B9:Hoja1.H9" chart:label-cell-address="Hoja1.A9:Hoja1.A9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:Hoja1.H3">instantiation</text:p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4">py_2.6.6_euclid_slots</text:p>
              </table:table-cell>
              <table:table-cell office:value-type="float" office:value="0.000000541250709109674">
                <text:p text:id="Hoja1.B4:Hoja1.H4">0.000000541250709109674</text:p>
              </table:table-cell>
              <table:table-cell office:value-type="float" office:value="0.000000551968030242968">
                <text:p>0.000000551968030242968</text:p>
              </table:table-cell>
              <table:table-cell office:value-type="float" office:value="0.0000000793032546544801">
                <text:p>0.0000000793032546544801</text:p>
              </table:table-cell>
              <table:table-cell office:value-type="float" office:value="0.00000100788964103443">
                <text:p>0.00000100788964103443</text:p>
              </table:table-cell>
              <table:table-cell office:value-type="float" office:value="0.0000000718806806452861">
                <text:p>0.0000000718806806452861</text:p>
              </table:table-cell>
              <table:table-cell office:value-type="float" office:value="0.00000176473526869739">
                <text:p>0.00000176473526869739</text:p>
              </table:table-cell>
              <table:table-cell office:value-type="float" office:value="0.00000148963598155707">
                <text:p>0.00000148963598155707</text:p>
              </table:table-cell>
            </table:table-row>
            <table:table-row>
              <table:table-cell office:value-type="string">
                <text:p text:id="Hoja1.A5:Hoja1.A5">py_2.6.6_euclid_no_slots</text:p>
              </table:table-cell>
              <table:table-cell office:value-type="float" office:value="0.000000567827395454984">
                <text:p text:id="Hoja1.B5:Hoja1.H5">0.000000567827395454984</text:p>
              </table:table-cell>
              <table:table-cell office:value-type="float" office:value="0.000000406331782256387">
                <text:p>0.000000406331782256387</text:p>
              </table:table-cell>
              <table:table-cell office:value-type="float" office:value="0.0000000475195357840619">
                <text:p>0.0000000475195357840619</text:p>
              </table:table-cell>
              <table:table-cell office:value-type="float" office:value="0.000000808152156257705">
                <text:p>0.000000808152156257705</text:p>
              </table:table-cell>
              <table:table-cell office:value-type="float" office:value="0.0000000557448301601085">
                <text:p>0.0000000557448301601085</text:p>
              </table:table-cell>
              <table:table-cell office:value-type="float" office:value="0.00000673754120157571">
                <text:p>0.00000673754120157571</text:p>
              </table:table-cell>
              <table:table-cell office:value-type="float" office:value="0.00000627321819185067">
                <text:p>0.00000627321819185067</text:p>
              </table:table-cell>
            </table:table-row>
            <table:table-row>
              <table:table-cell office:value-type="string">
                <text:p text:id="Hoja1.A6:Hoja1.A6">py_2.6.6_euclid_swizzle_set</text:p>
              </table:table-cell>
              <table:table-cell office:value-type="float" office:value="0.00000245481317218986">
                <text:p text:id="Hoja1.B6:Hoja1.H6">0.00000245481317218986</text:p>
              </table:table-cell>
              <table:table-cell office:value-type="float" office:value="0.000000531194418551479">
                <text:p>0.000000531194418551479</text:p>
              </table:table-cell>
              <table:table-cell office:value-type="float" office:value="0.0000000827740381215563">
                <text:p>0.0000000827740381215563</text:p>
              </table:table-cell>
              <table:table-cell office:value-type="float" office:value="0.00000300733630548677">
                <text:p>0.00000300733630548677</text:p>
              </table:table-cell>
              <table:table-cell office:value-type="float" office:value="0.00000102227708848955">
                <text:p>0.00000102227708848955</text:p>
              </table:table-cell>
              <table:table-cell office:value-type="float" office:value="0.00000366676155057689">
                <text:p>0.00000366676155057689</text:p>
              </table:table-cell>
              <table:table-cell office:value-type="float" office:value="0.00000344892579652071">
                <text:p>0.00000344892579652071</text:p>
              </table:table-cell>
            </table:table-row>
            <table:table-row>
              <table:table-cell office:value-type="string">
                <text:p text:id="Hoja1.A7:Hoja1.A7">py_3.3.1_euclid_slots</text:p>
              </table:table-cell>
              <table:table-cell office:value-type="float" office:value="0.000000664166555594841">
                <text:p text:id="Hoja1.B7:Hoja1.H7">0.000000664166555594841</text:p>
              </table:table-cell>
              <table:table-cell office:value-type="float" office:value="0.000000729942146936239">
                <text:p>0.000000729942146936239</text:p>
              </table:table-cell>
              <table:table-cell office:value-type="float" office:value="0.000000102222593652119">
                <text:p>0.000000102222593652119</text:p>
              </table:table-cell>
              <table:table-cell office:value-type="float" office:value="0.00000114103367154883">
                <text:p>0.00000114103367154883</text:p>
              </table:table-cell>
              <table:table-cell office:value-type="float" office:value="0.000000109326484023157">
                <text:p>0.000000109326484023157</text:p>
              </table:table-cell>
              <table:table-cell office:value-type="float" office:value="0.00000217434359908428">
                <text:p>0.00000217434359908428</text:p>
              </table:table-cell>
              <table:table-cell office:value-type="float" office:value="0.00000187903404976447">
                <text:p>0.00000187903404976447</text:p>
              </table:table-cell>
            </table:table-row>
            <table:table-row>
              <table:table-cell office:value-type="string">
                <text:p text:id="Hoja1.A8:Hoja1.A8">py_3.3.1_euclid_no_slots</text:p>
              </table:table-cell>
              <table:table-cell office:value-type="float" office:value="0.000000672154496623193">
                <text:p text:id="Hoja1.B8:Hoja1.H8">0.000000672154496623193</text:p>
              </table:table-cell>
              <table:table-cell office:value-type="float" office:value="0.000000728455656984465">
                <text:p>0.000000728455656984465</text:p>
              </table:table-cell>
              <table:table-cell office:value-type="float" office:value="0.000000103419173997054">
                <text:p>0.000000103419173997054</text:p>
              </table:table-cell>
              <table:table-cell office:value-type="float" office:value="0.00000114057178989927">
                <text:p>0.00000114057178989927</text:p>
              </table:table-cell>
              <table:table-cell office:value-type="float" office:value="0.000000108596637845153">
                <text:p>0.000000108596637845153</text:p>
              </table:table-cell>
              <table:table-cell office:value-type="float" office:value="0.00000220778312101115">
                <text:p>0.00000220778312101115</text:p>
              </table:table-cell>
              <table:table-cell office:value-type="float" office:value="0.0000019242199372141">
                <text:p>0.0000019242199372141</text:p>
              </table:table-cell>
            </table:table-row>
            <table:table-row>
              <table:table-cell office:value-type="string">
                <text:p text:id="Hoja1.A9:Hoja1.A9">py_3.3.1_euclid_swizzle_set</text:p>
              </table:table-cell>
              <table:table-cell office:value-type="float" office:value="0.00000294346544344802">
                <text:p text:id="Hoja1.B9:Hoja1.H9">0.00000294346544344802</text:p>
              </table:table-cell>
              <table:table-cell office:value-type="float" office:value="0.000000735668852388756">
                <text:p>0.000000735668852388756</text:p>
              </table:table-cell>
              <table:table-cell office:value-type="float" office:value="0.000000108984344229782">
                <text:p>0.000000108984344229782</text:p>
              </table:table-cell>
              <table:table-cell office:value-type="float" office:value="0.00000333966114593267">
                <text:p>0.00000333966114593267</text:p>
              </table:table-cell>
              <table:table-cell office:value-type="float" office:value="0.00000111348161422006">
                <text:p>0.00000111348161422006</text:p>
              </table:table-cell>
              <table:table-cell office:value-type="float" office:value="0.00000459807462419508">
                <text:p>0.00000459807462419508</text:p>
              </table:table-cell>
              <table:table-cell office:value-type="float" office:value="0.00000410459623534371">
                <text:p>0.00000410459623534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7cm" svg:height="8.369cm" xlink:href=".." chart:class="chart:line" chart:style-name="ch1">
        <chart:title svg:x="5.704cm" svg:y="0.168cm" chart:style-name="ch2">
          <text:p>Timmings relative to py26 slots</text:p>
        </chart:title>
        <chart:legend chart:legend-position="bottom" svg:x="3.083cm" svg:y="6.419cm" chart:style-name="ch3"/>
        <chart:plot-area chart:style-name="ch4" table:cell-range-address="Hoja1.A26:Hoja1.H31" chart:data-source-has-labels="column" svg:x="0.345cm" svg:y="0.838cm" svg:width="16.222cm" svg:height="5.415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B26:Hoja1.H26" chart:label-cell-address="Hoja1.A26:Hoja1.A26" chart:class="chart:line">
            <chart:data-point chart:repeated="7"/>
          </chart:series>
          <chart:series chart:style-name="ch8" chart:values-cell-range-address="Hoja1.B27:Hoja1.H27" chart:label-cell-address="Hoja1.A27:Hoja1.A27" chart:class="chart:line">
            <chart:data-point chart:repeated="7"/>
          </chart:series>
          <chart:series chart:style-name="ch9" chart:values-cell-range-address="Hoja1.B28:Hoja1.H28" chart:label-cell-address="Hoja1.A28:Hoja1.A28" chart:class="chart:line">
            <chart:data-point chart:repeated="7"/>
          </chart:series>
          <chart:series chart:style-name="ch10" chart:values-cell-range-address="Hoja1.B29:Hoja1.H29" chart:label-cell-address="Hoja1.A29:Hoja1.A29" chart:class="chart:line">
            <chart:data-point chart:repeated="7"/>
          </chart:series>
          <chart:series chart:style-name="ch11" chart:values-cell-range-address="Hoja1.B30:Hoja1.H30" chart:label-cell-address="Hoja1.A30:Hoja1.A30" chart:class="chart:line">
            <chart:data-point chart:repeated="7"/>
          </chart:series>
          <chart:series chart:style-name="ch12" chart:values-cell-range-address="Hoja1.B31:Hoja1.H31" chart:label-cell-address="Hoja1.A31:Hoja1.A3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 text:id="Hoja1.A26:Hoja1.A26">py_2.6.6_euclid_slots</text:p>
              </table:table-cell>
              <table:table-cell office:value-type="float" office:value="1">
                <text:p text:id="Hoja1.B26:Hoja1.H26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Hoja1.A27:Hoja1.A27">py_2.6.6_euclid_no_slots</text:p>
              </table:table-cell>
              <table:table-cell office:value-type="float" office:value="1.04910235847825">
                <text:p text:id="Hoja1.B27:Hoja1.H27">1.04910235847825</text:p>
              </table:table-cell>
              <table:table-cell office:value-type="float" office:value="0.736150936273477">
                <text:p>0.736150936273477</text:p>
              </table:table-cell>
              <table:table-cell office:value-type="float" office:value="0.59921293257259">
                <text:p>0.59921293257259</text:p>
              </table:table-cell>
              <table:table-cell office:value-type="float" office:value="0.801826036656425">
                <text:p>0.801826036656425</text:p>
              </table:table-cell>
              <table:table-cell office:value-type="float" office:value="0.775518952515152">
                <text:p>0.775518952515152</text:p>
              </table:table-cell>
              <table:table-cell office:value-type="float" office:value="3.81787643794806">
                <text:p>3.81787643794806</text:p>
              </table:table-cell>
              <table:table-cell office:value-type="float" office:value="4.21124239043519">
                <text:p>4.21124239043519</text:p>
              </table:table-cell>
            </table:table-row>
            <table:table-row>
              <table:table-cell office:value-type="string">
                <text:p text:id="Hoja1.A28:Hoja1.A28">py_2.6.6_euclid_swizzle_set</text:p>
              </table:table-cell>
              <table:table-cell office:value-type="float" office:value="4.53544564630296">
                <text:p text:id="Hoja1.B28:Hoja1.H28">4.53544564630296</text:p>
              </table:table-cell>
              <table:table-cell office:value-type="float" office:value="0.962364465778309">
                <text:p>0.962364465778309</text:p>
              </table:table-cell>
              <table:table-cell office:value-type="float" office:value="1.04376596499347">
                <text:p>1.04376596499347</text:p>
              </table:table-cell>
              <table:table-cell office:value-type="float" office:value="2.98379523218459">
                <text:p>2.98379523218459</text:p>
              </table:table-cell>
              <table:table-cell office:value-type="float" office:value="14.2218615532348">
                <text:p>14.2218615532348</text:p>
              </table:table-cell>
              <table:table-cell office:value-type="float" office:value="2.07779694530809">
                <text:p>2.07779694530809</text:p>
              </table:table-cell>
              <table:table-cell office:value-type="float" office:value="2.31528094059305">
                <text:p>2.31528094059305</text:p>
              </table:table-cell>
            </table:table-row>
            <table:table-row>
              <table:table-cell office:value-type="string">
                <text:p text:id="Hoja1.A29:Hoja1.A29">py_3.3.1_euclid_slots</text:p>
              </table:table-cell>
              <table:table-cell office:value-type="float" office:value="1.22709595464061">
                <text:p text:id="Hoja1.B29:Hoja1.H29">1.22709595464061</text:p>
              </table:table-cell>
              <table:table-cell office:value-type="float" office:value="1.322435552318">
                <text:p>1.322435552318</text:p>
              </table:table-cell>
              <table:table-cell office:value-type="float" office:value="1.28900880673179">
                <text:p>1.28900880673179</text:p>
              </table:table-cell>
              <table:table-cell office:value-type="float" office:value="1.13210179477363">
                <text:p>1.13210179477363</text:p>
              </table:table-cell>
              <table:table-cell office:value-type="float" office:value="1.52094391763841">
                <text:p>1.52094391763841</text:p>
              </table:table-cell>
              <table:table-cell office:value-type="float" office:value="1.232107522104">
                <text:p>1.232107522104</text:p>
              </table:table-cell>
              <table:table-cell office:value-type="float" office:value="1.26140484858614">
                <text:p>1.26140484858614</text:p>
              </table:table-cell>
            </table:table-row>
            <table:table-row>
              <table:table-cell office:value-type="string">
                <text:p text:id="Hoja1.A30:Hoja1.A30">py_3.3.1_euclid_no_slots</text:p>
              </table:table-cell>
              <table:table-cell office:value-type="float" office:value="1.24185425591192">
                <text:p text:id="Hoja1.B30:Hoja1.H30">1.24185425591192</text:p>
              </table:table-cell>
              <table:table-cell office:value-type="float" office:value="1.3197424797661">
                <text:p>1.3197424797661</text:p>
              </table:table-cell>
              <table:table-cell office:value-type="float" office:value="1.30409747301855">
                <text:p>1.30409747301855</text:p>
              </table:table-cell>
              <table:table-cell office:value-type="float" office:value="1.13164352867905">
                <text:p>1.13164352867905</text:p>
              </table:table-cell>
              <table:table-cell office:value-type="float" office:value="1.51079033852018">
                <text:p>1.51079033852018</text:p>
              </table:table-cell>
              <table:table-cell office:value-type="float" office:value="1.25105626898973">
                <text:p>1.25105626898973</text:p>
              </table:table-cell>
              <table:table-cell office:value-type="float" office:value="1.291738358255">
                <text:p>1.291738358255</text:p>
              </table:table-cell>
            </table:table-row>
            <table:table-row>
              <table:table-cell office:value-type="string">
                <text:p text:id="Hoja1.A31:Hoja1.A31">py_3.3.1_euclid_swizzle_set</text:p>
              </table:table-cell>
              <table:table-cell office:value-type="float" office:value="5.4382662117706">
                <text:p text:id="Hoja1.B31:Hoja1.H31">5.4382662117706</text:p>
              </table:table-cell>
              <table:table-cell office:value-type="float" office:value="1.33281061960224">
                <text:p>1.33281061960224</text:p>
              </table:table-cell>
              <table:table-cell office:value-type="float" office:value="1.37427328430114">
                <text:p>1.37427328430114</text:p>
              </table:table-cell>
              <table:table-cell office:value-type="float" office:value="3.31351867304148">
                <text:p>3.31351867304148</text:p>
              </table:table-cell>
              <table:table-cell office:value-type="float" office:value="15.4906938028986">
                <text:p>15.4906938028986</text:p>
              </table:table-cell>
              <table:table-cell office:value-type="float" office:value="2.6055322323722">
                <text:p>2.6055322323722</text:p>
              </table:table-cell>
              <table:table-cell office:value-type="float" office:value="2.7554357481707">
                <text:p>2.7554357481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6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6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6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74cm" svg:height="8.21cm" xlink:href=".." chart:class="chart:line" chart:style-name="ch1">
        <chart:legend chart:legend-position="bottom" svg:x="3.042cm" svg:y="6.263cm" chart:style-name="ch2"/>
        <chart:plot-area chart:style-name="ch3" table:cell-range-address="Hoja1.A45:Hoja1.H51" chart:data-source-has-labels="both" svg:x="0.343cm" svg:y="0.164cm" svg:width="16.145cm" svg:height="5.936cm">
          <chart:axis chart:dimension="x" chart:name="primary-x" chart:style-name="ch4">
            <chart:categories table:cell-range-address="Hoja1.B45:Hoja1.H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6:Hoja1.H46" chart:label-cell-address="Hoja1.A46:Hoja1.A46" chart:class="chart:line">
            <chart:data-point chart:repeated="7"/>
          </chart:series>
          <chart:series chart:style-name="ch8" chart:values-cell-range-address="Hoja1.B47:Hoja1.H47" chart:label-cell-address="Hoja1.A47:Hoja1.A47" chart:class="chart:line">
            <chart:data-point chart:repeated="7"/>
          </chart:series>
          <chart:series chart:style-name="ch9" chart:values-cell-range-address="Hoja1.B48:Hoja1.H48" chart:label-cell-address="Hoja1.A48:Hoja1.A48" chart:class="chart:line">
            <chart:data-point chart:repeated="7"/>
          </chart:series>
          <chart:series chart:style-name="ch10" chart:values-cell-range-address="Hoja1.B49:Hoja1.H49" chart:label-cell-address="Hoja1.A49:Hoja1.A49" chart:class="chart:line">
            <chart:data-point chart:repeated="7"/>
          </chart:series>
          <chart:series chart:style-name="ch11" chart:values-cell-range-address="Hoja1.B50:Hoja1.H50" chart:label-cell-address="Hoja1.A50:Hoja1.A50" chart:class="chart:line">
            <chart:data-point chart:repeated="7"/>
          </chart:series>
          <chart:series chart:style-name="ch12" chart:values-cell-range-address="Hoja1.B51:Hoja1.H51" chart:label-cell-address="Hoja1.A51:Hoja1.A5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45:Hoja1.H45">instantiation</text:p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 text:id="Hoja1.A46:Hoja1.A46">py_2.6.6_euclid_slots</text:p>
              </table:table-cell>
              <table:table-cell office:value-type="float" office:value="0.000000645084393158546">
                <text:p text:id="Hoja1.B46:Hoja1.H46">0.000000645084393158546</text:p>
              </table:table-cell>
              <table:table-cell office:value-type="float" office:value="0.000000680252390187106">
                <text:p>0.000000680252390187106</text:p>
              </table:table-cell>
              <table:table-cell office:value-type="float" office:value="0.0000000799900356786987">
                <text:p>0.0000000799900356786987</text:p>
              </table:table-cell>
              <table:table-cell office:value-type="float" office:value="0.00000115965935235483">
                <text:p>0.00000115965935235483</text:p>
              </table:table-cell>
              <table:table-cell office:value-type="float" office:value="0.0000000738222779367082">
                <text:p>0.0000000738222779367082</text:p>
              </table:table-cell>
              <table:table-cell office:value-type="float" office:value="0.00000207829150818396">
                <text:p>0.00000207829150818396</text:p>
              </table:table-cell>
              <table:table-cell office:value-type="float" office:value="0.00000205659318426138">
                <text:p>0.00000205659318426138</text:p>
              </table:table-cell>
            </table:table-row>
            <table:table-row>
              <table:table-cell office:value-type="string">
                <text:p text:id="Hoja1.A47:Hoja1.A47">py_2.6.6_euclid_no_slots</text:p>
              </table:table-cell>
              <table:table-cell office:value-type="float" office:value="0.000000764101378933493">
                <text:p text:id="Hoja1.B47:Hoja1.H47">0.000000764101378933493</text:p>
              </table:table-cell>
              <table:table-cell office:value-type="float" office:value="0.000000494368126314733">
                <text:p>0.000000494368126314733</text:p>
              </table:table-cell>
              <table:table-cell office:value-type="float" office:value="0.0000000470854324479575">
                <text:p>0.0000000470854324479575</text:p>
              </table:table-cell>
              <table:table-cell office:value-type="float" office:value="0.000000919572659188077">
                <text:p>0.000000919572659188077</text:p>
              </table:table-cell>
              <table:table-cell office:value-type="float" office:value="0.0000000560133857620926">
                <text:p>0.0000000560133857620926</text:p>
              </table:table-cell>
              <table:table-cell office:value-type="float" office:value="0.0000070677403955014">
                <text:p>0.0000070677403955014</text:p>
              </table:table-cell>
              <table:table-cell office:value-type="float" office:value="0.00000745290167822027">
                <text:p>0.00000745290167822027</text:p>
              </table:table-cell>
            </table:table-row>
            <table:table-row>
              <table:table-cell office:value-type="string">
                <text:p text:id="Hoja1.A48:Hoja1.A48">py_2.6.6_euclid_swizzle_set</text:p>
              </table:table-cell>
              <table:table-cell office:value-type="float" office:value="0.00000363021437576563">
                <text:p text:id="Hoja1.B48:Hoja1.H48">0.00000363021437576563</text:p>
              </table:table-cell>
              <table:table-cell office:value-type="float" office:value="0.00000068850257322346">
                <text:p>0.00000068850257322346</text:p>
              </table:table-cell>
              <table:table-cell office:value-type="float" office:value="0.0000000809855106625435">
                <text:p>0.0000000809855106625435</text:p>
              </table:table-cell>
              <table:table-cell office:value-type="float" office:value="0.00000416287344240516">
                <text:p>0.00000416287344240516</text:p>
              </table:table-cell>
              <table:table-cell office:value-type="float" office:value="0.00000104036516558992">
                <text:p>0.00000104036516558992</text:p>
              </table:table-cell>
              <table:table-cell office:value-type="float" office:value="0.000005048378615638">
                <text:p>0.000005048378615638</text:p>
              </table:table-cell>
              <table:table-cell office:value-type="float" office:value="0.00000512296218200788">
                <text:p>0.00000512296218200788</text:p>
              </table:table-cell>
            </table:table-row>
            <table:table-row>
              <table:table-cell office:value-type="string">
                <text:p text:id="Hoja1.A49:Hoja1.A49">py_3.3.1_euclid_slots</text:p>
              </table:table-cell>
              <table:table-cell office:value-type="float" office:value="0.00000075300373929907">
                <text:p text:id="Hoja1.B49:Hoja1.H49">0.00000075300373929907</text:p>
              </table:table-cell>
              <table:table-cell office:value-type="float" office:value="0.000000857002225007948">
                <text:p>0.000000857002225007948</text:p>
              </table:table-cell>
              <table:table-cell office:value-type="float" office:value="0.000000106495805342162">
                <text:p>0.000000106495805342162</text:p>
              </table:table-cell>
              <table:table-cell office:value-type="float" office:value="0.00000134650354822696">
                <text:p>0.00000134650354822696</text:p>
              </table:table-cell>
              <table:table-cell office:value-type="float" office:value="0.000000111333697620353">
                <text:p>0.000000111333697620353</text:p>
              </table:table-cell>
              <table:table-cell office:value-type="float" office:value="0.00000253579340640503">
                <text:p>0.00000253579340640503</text:p>
              </table:table-cell>
              <table:table-cell office:value-type="float" office:value="0.00000264864593444976">
                <text:p>0.00000264864593444976</text:p>
              </table:table-cell>
            </table:table-row>
            <table:table-row>
              <table:table-cell office:value-type="string">
                <text:p text:id="Hoja1.A50:Hoja1.A50">py_3.3.1_euclid_no_slots</text:p>
              </table:table-cell>
              <table:table-cell office:value-type="float" office:value="0.000000758590919967581">
                <text:p text:id="Hoja1.B50:Hoja1.H50">0.000000758590919967581</text:p>
              </table:table-cell>
              <table:table-cell office:value-type="float" office:value="0.000000851900328215436">
                <text:p>0.000000851900328215436</text:p>
              </table:table-cell>
              <table:table-cell office:value-type="float" office:value="0.000000106623830799393">
                <text:p>0.000000106623830799393</text:p>
              </table:table-cell>
              <table:table-cell office:value-type="float" office:value="0.00000136528912603257">
                <text:p>0.00000136528912603257</text:p>
              </table:table-cell>
              <table:table-cell office:value-type="float" office:value="0.000000106189018532206">
                <text:p>0.000000106189018532206</text:p>
              </table:table-cell>
              <table:table-cell office:value-type="float" office:value="0.00000247189771749188">
                <text:p>0.00000247189771749188</text:p>
              </table:table-cell>
              <table:table-cell office:value-type="float" office:value="0.0000025881854828053">
                <text:p>0.0000025881854828053</text:p>
              </table:table-cell>
            </table:table-row>
            <table:table-row>
              <table:table-cell office:value-type="string">
                <text:p text:id="Hoja1.A51:Hoja1.A51">py_3.3.1_euclid_swizzle_set</text:p>
              </table:table-cell>
              <table:table-cell office:value-type="float" office:value="0.00000417117387204961">
                <text:p text:id="Hoja1.B51:Hoja1.H51">0.00000417117387204961</text:p>
              </table:table-cell>
              <table:table-cell office:value-type="float" office:value="0.00000085238445494447">
                <text:p>0.00000085238445494447</text:p>
              </table:table-cell>
              <table:table-cell office:value-type="float" office:value="0.000000105503848227997">
                <text:p>0.000000105503848227997</text:p>
              </table:table-cell>
              <table:table-cell office:value-type="float" office:value="0.00000460914899696071">
                <text:p>0.00000460914899696071</text:p>
              </table:table-cell>
              <table:table-cell office:value-type="float" office:value="0.00000109554414122904">
                <text:p>0.00000109554414122904</text:p>
              </table:table-cell>
              <table:table-cell office:value-type="float" office:value="0.00000599314675409559">
                <text:p>0.00000599314675409559</text:p>
              </table:table-cell>
              <table:table-cell office:value-type="float" office:value="0.00000600166997382132">
                <text:p>0.00000600166997382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99cm" svg:height="8.368cm" xlink:href=".." chart:class="chart:line" chart:style-name="ch1">
        <chart:title svg:x="5.627cm" svg:y="0.168cm" chart:style-name="ch2">
          <text:p>Vector 3 timmings relative to 2.6 slots</text:p>
        </chart:title>
        <chart:legend chart:legend-position="bottom" svg:x="3.496cm" svg:y="6.418cm" chart:style-name="ch3"/>
        <chart:plot-area chart:style-name="ch4" table:cell-range-address="Hoja1.A65:Hoja1.H71" chart:data-source-has-labels="both" svg:x="0.367cm" svg:y="0.838cm" svg:width="17.298cm" svg:height="5.414cm">
          <chart:axis chart:dimension="x" chart:name="primary-x" chart:style-name="ch5">
            <chart:categories table:cell-range-address="Hoja1.B65:Hoja1.H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66:Hoja1.H66" chart:label-cell-address="Hoja1.A66:Hoja1.A66" chart:class="chart:line">
            <chart:data-point chart:repeated="7"/>
          </chart:series>
          <chart:series chart:style-name="ch8" chart:values-cell-range-address="Hoja1.B67:Hoja1.H67" chart:label-cell-address="Hoja1.A67:Hoja1.A67" chart:class="chart:line">
            <chart:data-point chart:repeated="7"/>
          </chart:series>
          <chart:series chart:style-name="ch9" chart:values-cell-range-address="Hoja1.B68:Hoja1.H68" chart:label-cell-address="Hoja1.A68:Hoja1.A68" chart:class="chart:line">
            <chart:data-point chart:repeated="7"/>
          </chart:series>
          <chart:series chart:style-name="ch10" chart:values-cell-range-address="Hoja1.B69:Hoja1.H69" chart:label-cell-address="Hoja1.A69:Hoja1.A69" chart:class="chart:line">
            <chart:data-point chart:repeated="7"/>
          </chart:series>
          <chart:series chart:style-name="ch11" chart:values-cell-range-address="Hoja1.B70:Hoja1.H70" chart:label-cell-address="Hoja1.A70:Hoja1.A70" chart:class="chart:line">
            <chart:data-point chart:repeated="7"/>
          </chart:series>
          <chart:series chart:style-name="ch12" chart:values-cell-range-address="Hoja1.B71:Hoja1.H71" chart:label-cell-address="Hoja1.A71:Hoja1.A7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65:Hoja1.H65">instantiation</text:p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 text:id="Hoja1.A66:Hoja1.A66">py_2.6.6_euclid_slots</text:p>
              </table:table-cell>
              <table:table-cell office:value-type="float" office:value="1">
                <text:p text:id="Hoja1.B66:Hoja1.H66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Hoja1.A67:Hoja1.A67">py_2.6.6_euclid_no_slots</text:p>
              </table:table-cell>
              <table:table-cell office:value-type="float" office:value="1.18449831841722">
                <text:p text:id="Hoja1.B67:Hoja1.H67">1.18449831841722</text:p>
              </table:table-cell>
              <table:table-cell office:value-type="float" office:value="0.726742211341227">
                <text:p>0.726742211341227</text:p>
              </table:table-cell>
              <table:table-cell office:value-type="float" office:value="0.588641223227962">
                <text:p>0.588641223227962</text:p>
              </table:table-cell>
              <table:table-cell office:value-type="float" office:value="0.792967915380299">
                <text:p>0.792967915380299</text:p>
              </table:table-cell>
              <table:table-cell office:value-type="float" office:value="0.758759920821136">
                <text:p>0.758759920821136</text:p>
              </table:table-cell>
              <table:table-cell office:value-type="float" office:value="3.40074545253629">
                <text:p>3.40074545253629</text:p>
              </table:table-cell>
              <table:table-cell office:value-type="float" office:value="3.62390663124607">
                <text:p>3.62390663124607</text:p>
              </table:table-cell>
            </table:table-row>
            <table:table-row>
              <table:table-cell office:value-type="string">
                <text:p text:id="Hoja1.A68:Hoja1.A68">py_2.6.6_euclid_swizzle_set</text:p>
              </table:table-cell>
              <table:table-cell office:value-type="float" office:value="5.62750302792307">
                <text:p text:id="Hoja1.B68:Hoja1.H68">5.62750302792307</text:p>
              </table:table-cell>
              <table:table-cell office:value-type="float" office:value="1.0121281206143">
                <text:p>1.0121281206143</text:p>
              </table:table-cell>
              <table:table-cell office:value-type="float" office:value="1.01244498737122">
                <text:p>1.01244498737122</text:p>
              </table:table-cell>
              <table:table-cell office:value-type="float" office:value="3.58973817091367">
                <text:p>3.58973817091367</text:p>
              </table:table-cell>
              <table:table-cell office:value-type="float" office:value="14.0928347738318">
                <text:p>14.0928347738318</text:p>
              </table:table-cell>
              <table:table-cell office:value-type="float" office:value="2.42910034312238">
                <text:p>2.42910034312238</text:p>
              </table:table-cell>
              <table:table-cell office:value-type="float" office:value="2.49099443740877">
                <text:p>2.49099443740877</text:p>
              </table:table-cell>
            </table:table-row>
            <table:table-row>
              <table:table-cell office:value-type="string">
                <text:p text:id="Hoja1.A69:Hoja1.A69">py_3.3.1_euclid_slots</text:p>
              </table:table-cell>
              <table:table-cell office:value-type="float" office:value="1.16729492650119">
                <text:p text:id="Hoja1.B69:Hoja1.H69">1.16729492650119</text:p>
              </table:table-cell>
              <table:table-cell office:value-type="float" office:value="1.25982978872331">
                <text:p>1.25982978872331</text:p>
              </table:table-cell>
              <table:table-cell office:value-type="float" office:value="1.33136339343478">
                <text:p>1.33136339343478</text:p>
              </table:table-cell>
              <table:table-cell office:value-type="float" office:value="1.16111989740153">
                <text:p>1.16111989740153</text:p>
              </table:table-cell>
              <table:table-cell office:value-type="float" office:value="1.50813143040378">
                <text:p>1.50813143040378</text:p>
              </table:table-cell>
              <table:table-cell office:value-type="float" office:value="1.22013365132827">
                <text:p>1.22013365132827</text:p>
              </table:table-cell>
              <table:table-cell office:value-type="float" office:value="1.28788034246113">
                <text:p>1.28788034246113</text:p>
              </table:table-cell>
            </table:table-row>
            <table:table-row>
              <table:table-cell office:value-type="string">
                <text:p text:id="Hoja1.A70:Hoja1.A70">py_3.3.1_euclid_no_slots</text:p>
              </table:table-cell>
              <table:table-cell office:value-type="float" office:value="1.17595608886656">
                <text:p text:id="Hoja1.B70:Hoja1.H70">1.17595608886656</text:p>
              </table:table-cell>
              <table:table-cell office:value-type="float" office:value="1.25232978303996">
                <text:p>1.25232978303996</text:p>
              </table:table-cell>
              <table:table-cell office:value-type="float" office:value="1.33296391100106">
                <text:p>1.33296391100106</text:p>
              </table:table-cell>
              <table:table-cell office:value-type="float" office:value="1.17731911811877">
                <text:p>1.17731911811877</text:p>
              </table:table-cell>
              <table:table-cell office:value-type="float" office:value="1.43844136892182">
                <text:p>1.43844136892182</text:p>
              </table:table-cell>
              <table:table-cell office:value-type="float" office:value="1.18938931702216">
                <text:p>1.18938931702216</text:p>
              </table:table-cell>
              <table:table-cell office:value-type="float" office:value="1.25848198983254">
                <text:p>1.25848198983254</text:p>
              </table:table-cell>
            </table:table-row>
            <table:table-row>
              <table:table-cell office:value-type="string">
                <text:p text:id="Hoja1.A71:Hoja1.A71">py_3.3.1_euclid_swizzle_set</text:p>
              </table:table-cell>
              <table:table-cell office:value-type="float" office:value="6.46609019887486">
                <text:p text:id="Hoja1.B71:Hoja1.H71">6.46609019887486</text:p>
              </table:table-cell>
              <table:table-cell office:value-type="float" office:value="1.25304146996091">
                <text:p>1.25304146996091</text:p>
              </table:table-cell>
              <table:table-cell office:value-type="float" office:value="1.31896238491231">
                <text:p>1.31896238491231</text:p>
              </table:table-cell>
              <table:table-cell office:value-type="float" office:value="3.97457148739522">
                <text:p>3.97457148739522</text:p>
              </table:table-cell>
              <table:table-cell office:value-type="float" office:value="14.8402917364364">
                <text:p>14.8402917364364</text:p>
              </table:table-cell>
              <table:table-cell office:value-type="float" office:value="2.88368918917081">
                <text:p>2.88368918917081</text:p>
              </table:table-cell>
              <table:table-cell office:value-type="float" office:value="2.91825822420821">
                <text:p>2.91825822420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